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Type Tagger 1</text:p>
          </table:table-cell>
          <table:table-cell table:style-name="ce1" office:value-type="string" calcext:value-type="string">
            <text:p>Type Tagger 2</text:p>
          </table:table-cell>
          <table:table-cell table:style-name="ce1" office:value-type="string" calcext:value-type="string">
            <text:p>Type Tagger 3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44.111818762197785</text:p>
          </table:table-cell>
          <table:table-cell/>
          <table:table-cell office:value-type="string" calcext:value-type="string">
            <text:p>40.87544531830512</text:p>
          </table:table-cell>
          <table:table-cell office:value-type="string" calcext:value-type="string">
            <text:p>41.75796179425673</text:p>
          </table:table-cell>
          <table:table-cell office:value-type="float" office:value="45.8936920370518" calcext:value-type="float">
            <text:p>45.8936920371</text:p>
          </table:table-cell>
        </table:table-row>
        <table:table-row table:style-name="ro1">
          <table:table-cell office:value-type="string" calcext:value-type="string">
            <text:p>Br. Portuguese</text:p>
          </table:table-cell>
          <table:table-cell office:value-type="string" calcext:value-type="string">
            <text:p>51.900504974633</text:p>
          </table:table-cell>
          <table:table-cell/>
          <table:table-cell office:value-type="string" calcext:value-type="string">
            <text:p>46.429874045824114</text:p>
          </table:table-cell>
          <table:table-cell office:value-type="string" calcext:value-type="string">
            <text:p>47.58389173871447</text:p>
          </table:table-cell>
          <table:table-cell office:value-type="float" office:value="48.725974120493" calcext:value-type="float">
            <text:p>48.7259741205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54.25747188668972</text:p>
          </table:table-cell>
          <table:table-cell/>
          <table:table-cell office:value-type="string" calcext:value-type="string">
            <text:p>56.15558278151332</text:p>
          </table:table-cell>
          <table:table-cell office:value-type="string" calcext:value-type="string">
            <text:p>59.94003802803187</text:p>
          </table:table-cell>
          <table:table-cell office:value-type="float" office:value="62.1473919442878" calcext:value-type="float">
            <text:p>62.1473919443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41.99397870661778</text:p>
          </table:table-cell>
          <table:table-cell/>
          <table:table-cell office:value-type="string" calcext:value-type="string">
            <text:p>40.74762821349567</text:p>
          </table:table-cell>
          <table:table-cell office:value-type="string" calcext:value-type="string">
            <text:p>42.94614741188828</text:p>
          </table:table-cell>
          <table:table-cell office:value-type="float" office:value="50.2553657227061" calcext:value-type="float">
            <text:p>50.2553657227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51.43270869743285</text:p>
          </table:table-cell>
          <table:table-cell/>
          <table:table-cell office:value-type="string" calcext:value-type="string">
            <text:p>54.31271233115893</text:p>
          </table:table-cell>
          <table:table-cell office:value-type="string" calcext:value-type="string">
            <text:p>55.56344904609504</text:p>
          </table:table-cell>
          <table:table-cell office:value-type="float" office:value="58.0993375839887" calcext:value-type="float">
            <text:p>58.099337584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54.27751332558854</text:p>
          </table:table-cell>
          <table:table-cell/>
          <table:table-cell office:value-type="string" calcext:value-type="string">
            <text:p>52.495510789059615</text:p>
          </table:table-cell>
          <table:table-cell office:value-type="string" calcext:value-type="string">
            <text:p>56.758549475566134</text:p>
          </table:table-cell>
          <table:table-cell office:value-type="float" office:value="59.4061631087548" calcext:value-type="float">
            <text:p>59.406163108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45.45937064328972</text:p>
          </table:table-cell>
          <table:table-cell/>
          <table:table-cell office:value-type="string" calcext:value-type="string">
            <text:p>45.12984941801201</text:p>
          </table:table-cell>
          <table:table-cell office:value-type="string" calcext:value-type="string">
            <text:p>48.915300075290936</text:p>
          </table:table-cell>
          <table:table-cell office:value-type="float" office:value="54.5988255730734" calcext:value-type="float">
            <text:p>54.5988255731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49.77460999643411</text:p>
          </table:table-cell>
          <table:table-cell/>
          <table:table-cell office:value-type="string" calcext:value-type="string">
            <text:p>52.14640699028047</text:p>
          </table:table-cell>
          <table:table-cell office:value-type="string" calcext:value-type="string">
            <text:p>50.96669306037498</text:p>
          </table:table-cell>
          <table:table-cell office:value-type="float" office:value="54.6372398247246" calcext:value-type="float">
            <text:p>54.6372398247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50.65723894895092</text:p>
          </table:table-cell>
          <table:table-cell/>
          <table:table-cell office:value-type="string" calcext:value-type="string">
            <text:p>48.59607020307149</text:p>
          </table:table-cell>
          <table:table-cell office:value-type="string" calcext:value-type="string">
            <text:p>51.37162569064616</text:p>
          </table:table-cell>
          <table:table-cell office:value-type="float" office:value="52.5384228891682" calcext:value-type="float">
            <text:p>52.5384228892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50.239955527120784</text:p>
          </table:table-cell>
          <table:table-cell/>
          <table:table-cell office:value-type="string" calcext:value-type="string">
            <text:p>49.193437713286706</text:p>
          </table:table-cell>
          <table:table-cell office:value-type="string" calcext:value-type="string">
            <text:p>55.604759804413185</text:p>
          </table:table-cell>
          <table:table-cell office:value-type="float" office:value="57.519108752585" calcext:value-type="float">
            <text:p>57.5191087526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51.38762293255794</text:p>
          </table:table-cell>
          <table:table-cell/>
          <table:table-cell office:value-type="string" calcext:value-type="string">
            <text:p>49.73028495429418</text:p>
          </table:table-cell>
          <table:table-cell office:value-type="string" calcext:value-type="string">
            <text:p>54.023559821003055</text:p>
          </table:table-cell>
          <table:table-cell office:value-type="float" office:value="56.4850722085561" calcext:value-type="float">
            <text:p>56.4850722086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42.49882865443487</text:p>
          </table:table-cell>
          <table:table-cell/>
          <table:table-cell office:value-type="string" calcext:value-type="string">
            <text:p>36.20643136875467</text:p>
          </table:table-cell>
          <table:table-cell office:value-type="string" calcext:value-type="string">
            <text:p>39.96945664355136</text:p>
          </table:table-cell>
          <table:table-cell office:value-type="float" office:value="50.7186227064538" calcext:value-type="float">
            <text:p>50.7186227065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41.099084476382934</text:p>
          </table:table-cell>
          <table:table-cell/>
          <table:table-cell office:value-type="string" calcext:value-type="string">
            <text:p>39.011982122718706</text:p>
          </table:table-cell>
          <table:table-cell office:value-type="string" calcext:value-type="string">
            <text:p>42.415717757696896</text:p>
          </table:table-cell>
          <table:table-cell office:value-type="float" office:value="51.7614559851787" calcext:value-type="float">
            <text:p>51.761455985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54.28950876805497</text:p>
          </table:table-cell>
          <table:table-cell/>
          <table:table-cell office:value-type="string" calcext:value-type="string">
            <text:p>52.3837252520849</text:p>
          </table:table-cell>
          <table:table-cell office:value-type="string" calcext:value-type="string">
            <text:p>57.457080170195205</text:p>
          </table:table-cell>
          <table:table-cell office:value-type="float" office:value="56.5341502974258" calcext:value-type="float">
            <text:p>56.5341502974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2" table:formula="of:=([.B2]+[.B3]+[.B4]+[.B5]+[.B6]+[.B7]+[.B8]+[.B9]+[.B10]+[.B11]+[.B12]+[.B13]+[.B14]+[.B15])/14" office:value-type="float" office:value="48.8128725928847" calcext:value-type="float">
            <text:p>48.8128725929</text:p>
          </table:table-cell>
          <table:table-cell/>
          <table:table-cell table:formula="of:=([.D2]+[.D3]+[.D4]+[.D5]+[.D6]+[.D7]+[.D8]+[.D9]+[.D10]+[.D11]+[.D12]+[.D13]+[.D14]+[.D15])/14" office:value-type="float" office:value="47.3867815358471" calcext:value-type="float">
            <text:p>47.3867815358</text:p>
          </table:table-cell>
          <table:table-cell table:formula="of:=([.E2]+[.E3]+[.E4]+[.E5]+[.E6]+[.E7]+[.E8]+[.E9]+[.E10]+[.E11]+[.E12]+[.E13]+[.E14]+[.E15])/14" office:value-type="float" office:value="50.376730751266" calcext:value-type="float">
            <text:p>50.3767307513</text:p>
          </table:table-cell>
          <table:table-cell table:style-name="ce2" table:formula="of:=([.F2]+[.F3]+[.F4]+[.F5]+[.F6]+[.F7]+[.F8]+[.F9]+[.F10]+[.F11]+[.F12]+[.F13]+[.F14]+[.F15])/14" office:value-type="float" office:value="54.2372016253177" calcext:value-type="float">
            <text:p>54.2372016253</text:p>
          </table:table-cell>
        </table:table-row>
        <table:table-row table:style-name="ro1">
          <table:table-cell office:value-type="string" calcext:value-type="string">
            <text:p>Standard dev.</text:p>
          </table:table-cell>
          <table:table-cell table:formula="of:=SQRT((([.B2]-[.B16])^2+([.B3]-[.B16])^2+([.B4]-[.B16])^2+([.B5]-[.B16])^2+([.B6]-[.B16])^2+([.B7]-[.B16])^2+([.B8]-[.B16])^2+([.B9]-[.B16])^2+([.B10]-[.B16])^2+([.B11]-[.B16])^2+([.B12]-[.B16])^2+([.B13]-[.B16])^2+([.B14]-[.B16])^2+([.B15]-[.B16])^2)/14)" office:value-type="float" office:value="4.61443328732187" calcext:value-type="float">
            <text:p>4.6144332873</text:p>
          </table:table-cell>
          <table:table-cell/>
          <table:table-cell table:formula="of:=SQRT((([.D2]-[.D16])^2+([.D3]-[.D16])^2+([.D4]-[.D16])^2+([.D5]-[.D16])^2+([.D6]-[.D16])^2+([.D7]-[.D16])^2+([.D8]-[.D16])^2+([.D9]-[.D16])^2+([.D10]-[.D16])^2+([.D11]-[.D16])^2+([.D12]-[.D16])^2+([.D13]-[.D16])^2+([.D14]-[.D16])^2+([.D15]-[.D16])^2)/14)" office:value-type="float" office:value="5.95473489807976" calcext:value-type="float">
            <text:p>5.9547348981</text:p>
          </table:table-cell>
          <table:table-cell table:formula="of:=SQRT((([.E2]-[.E16])^2+([.E3]-[.E16])^2+([.E4]-[.E16])^2+([.E5]-[.E16])^2+([.E6]-[.E16])^2+([.E7]-[.E16])^2+([.E8]-[.E16])^2+([.E9]-[.E16])^2+([.E10]-[.E16])^2+([.E11]-[.E16])^2+([.E12]-[.E16])^2+([.E13]-[.E16])^2+([.E14]-[.E16])^2+([.E15]-[.E16])^2)/14)" office:value-type="float" office:value="6.33758026762388" calcext:value-type="float">
            <text:p>6.3375802676</text:p>
          </table:table-cell>
          <table:table-cell table:formula="of:=SQRT((([.F2]-[.F16])^2+([.F3]-[.F16])^2+([.F4]-[.F16])^2+([.F5]-[.F16])^2+([.F6]-[.F16])^2+([.F7]-[.F16])^2+([.F8]-[.F16])^2+([.F9]-[.F16])^2+([.F10]-[.F16])^2+([.F11]-[.F16])^2+([.F12]-[.F16])^2+([.F13]-[.F16])^2+([.F14]-[.F16])^2+([.F15]-[.F16])^2)/14)" office:value-type="float" office:value="4.33288374237229" calcext:value-type="float">
            <text:p>4.3328837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4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7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7P0"/>
    </number:currency-style>
    <number:currency-style style:name="N12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8P0"/>
    </number:currency-style>
    <number:currency-style style:name="N130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07:00.42071693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04:13.646333013</meta:creation-date>
    <meta:generator>LibreOffice/5.1.6.2$Linux_X86_64 LibreOffice_project/10m0$Build-2</meta:generator>
    <dc:date>2017-03-04T00:07:06.869062662</dc:date>
    <meta:editing-duration>PT2H21M3S</meta:editing-duration>
    <meta:editing-cycles>5</meta:editing-cycles>
    <meta:document-statistic meta:table-count="1" meta:cell-count="86" meta:object-count="0"/>
  </office:meta>
</office:document-meta>
</file>